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7ed22e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0b0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ed39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72f3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officeooo:rsid="10048e31"/>
    </style:style>
    <style:style style:name="T183" style:family="text">
      <style:text-properties style:font-name="Liberation Sans1" officeooo:rsid="10048e31"/>
    </style:style>
    <style:style style:name="T184" style:family="text">
      <style:text-properties officeooo:rsid="10048e31" style:font-size-asian="11pt" style:font-size-complex="11pt"/>
    </style:style>
    <style:style style:name="T185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7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88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officeooo:rsid="101b90cf"/>
    </style:style>
    <style:style style:name="T195" style:family="text">
      <style:text-properties officeooo:rsid="10b5b188"/>
    </style:style>
    <style:style style:name="T19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officeooo:rsid="101e15d6"/>
    </style:style>
    <style:style style:name="T199" style:family="text">
      <style:text-properties officeooo:rsid="10a19599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font-name="Liberation Sans1" fo:font-size="12pt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d</text:span><text:span text:style-name="T145">e</text:span><text:span text:style-name="T145">s</text:span><text:span text:style-name="T145">k</text:span><text:span text:style-name="T145">t</text:span><text:span text:style-name="T145">o</text:span><text:span text:style-name="T145">p</text:span><text:span text:style-name="T146">omgevingen</text:span><text:span text:style-name="T147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8">gnome</text:span></text:span><text:span text:style-name="Strong_20_Emphasis"><text:span text:style-name="T149">.iso</text:span></text:span><text:span text:style-name="Strong_20_Emphasis"><text:span text:style-name="T150"><text:tab/><text:tab/></text:span></text:span><text:span text:style-name="Strong_20_Emphasis"><text:span text:style-name="T151">GNOME</text:span></text:span><text:span text:style-name="Strong_20_Emphasis"><text:span text:style-name="T146"> </text:span></text:span><text:span text:style-name="Strong_20_Emphasis"><text:span text:style-name="T151">is het </text:span></text:span><text:span text:style-name="Strong_20_Emphasis"><text:span text:style-name="T150">meest gebruikt </text:span></text:span><text:span text:style-name="Strong_20_Emphasis"><text:span text:style-name="T152">en</text:span></text:span><text:span text:style-name="Strong_20_Emphasis"><text:span text:style-name="T150"> vergelijkbaar met Ubuntu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cinnamon</text:span></text:span><text:span text:style-name="Strong_20_Emphasis"><text:span text:style-name="T149">.iso</text:span></text:span><text:span text:style-name="T150"> <text:tab/></text:span><text:span text:style-name="T151">Cinnamon</text:span><text:span text:style-name="T146"> </text:span><text:span text:style-name="T151">is </text:span><text:span text:style-name="T150">vergelijkbaar met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lx</text:span></text:span><text:span text:style-name="Strong_20_Emphasis"><text:span text:style-name="T153">de</text:span></text:span><text:span text:style-name="Strong_20_Emphasis"><text:span text:style-name="T149">.iso</text:span></text:span><text:span text:style-name="T150"> <text:tab/><text:tab/><text:tab/>LXDE is vergelijkbaar met Windows </text:span><text:span text:style-name="T154">en </text:span><text:span text:style-name="T150">voor </text:span><text:span text:style-name="T155">zeer </text:span><text:span text:style-name="T150">oud</text:span><text:span text:style-name="T156">e</text:span><text:span text:style-name="T150"> computers</text:span><text:span text:style-name="T157"><text:line-break/></text:span><text:span text:style-name="Strong_20_Emphasis"><text:span text:style-name="T158">O</text:span></text:span><text:span text:style-name="Strong_20_Emphasis"><text:span text:style-name="T159">p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159">, </text:span></text:span><text:span text:style-name="Strong_20_Emphasis"><text:span text:style-name="T158">onder </text:span></text:span><text:span text:style-name="Strong_20_Emphasis"><text:span text:style-name="T161">Linux </text:span></text:span><text:span text:style-name="Strong_20_Emphasis"><text:span text:style-name="T162">installeren</text:span></text:span><text:span text:style-name="Strong_20_Emphasis"><text:span text:style-name="T158">, </text:span></text:span><text:span text:style-name="Strong_20_Emphasis"><text:span text:style-name="T163">in </text:span></text:span><text:span text:style-name="Strong_20_Emphasis"><text:span text:style-name="T161">Linux info</text:span></text:span><text:span text:style-name="Strong_20_Emphasis"><text:span text:style-name="T158">, </text:span></text:span><text:span text:style-name="Strong_20_Emphasis"><text:span text:style-name="T164">vindt u </text:span></text:span><text:span text:style-name="Strong_20_Emphasis"><text:span text:style-name="T158">instructies voor het maken van een opstartbare USB-stick.</text:span></text:span></text:p></text:note-body></text:note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6"> </text:span><text:span text:style-name="Strong_20_Emphasis"><text:span text:style-name="T167">Live </text:span></text:span><text:span text:style-name="Strong_20_Emphasis"><text:span text:style-name="T168">system (amd64)</text:span></text:span><text:span text:style-name="T169"> </text:span><text:span text:style-name="T170">en druk op de </text:span><text:span text:style-name="T171">Enter</text:span><text:span text:style-name="T172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3">Start de installatie</text:span><text:span text:style-name="T174"> </text:span><text:span text:style-name="T76">via </text:span><text:span text:style-name="T175">een </text:span><text:span text:style-name="T176">klik op </text:span><text:span text:style-name="Strong_20_Emphasis"><text:span text:style-name="T177">Activities</text:span></text:span><text:span text:style-name="T176"> en </text:span><text:span text:style-name="T178">een </text:span><text:span text:style-name="T176">klik op</text:span><text:span text:style-name="T179"> </text:span><text:span text:style-name="Strong_20_Emphasis"><text:span text:style-name="T180">Install Debia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2">Typ</text:span><text:span text:style-name="T183"> </text:span><text:span text:style-name="User_20_Entry"><text:span text:style-name="T184">live</text:span></text:span><text:span text:style-name="T183"> als</text:span><text:span text:style-name="T182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5">Volg de installatieschermen en vul deze in.</text:span></text:span><text:span text:style-name="T186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87">Maak verbinding met het </text:span><text:span text:style-name="T188">netwerk</text:span><text:span text:style-name="T187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3">Bij </text:span><text:span text:style-name="Strong_20_Emphasis"><text:span text:style-name="T189">Welcome</text:span></text:span><text:span text:style-name="T173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90">K</text:span><text:span text:style-name="T173">ies </text:span><text:span text:style-name="Strong_20_Emphasis"><text:span text:style-name="T189">Nederlands</text:span></text:span><text:span text:style-name="T173"> </text:span><text:span text:style-name="T191">en klik op </text:span><text:span text:style-name="Strong_20_Emphasis"><text:span text:style-name="T192">Volgende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3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4">B</text:span>ij <text:span text:style-name="T193">Regio</text:span> <text:span text:style-name="T194">kies</text:span> <text:span text:style-name="T193">Europa</text:span> <text:span text:style-name="T195">en </text:span><text:span text:style-name="T196">klik op </text:span><text:span text:style-name="Strong_20_Emphasis"><text:span text:style-name="T197">Volgende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3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198">K</text:span>ies <text:span text:style-name="T193">English (US)</text:span> <text:span text:style-name="T199">en </text:span><text:span text:style-name="Strong_20_Emphasis"><text:span text:style-name="T199">English (US, intl., with dead keys)</text:span></text:span><text:span text:style-name="T199">, </text:span><text:span text:style-name="T195">en </text:span><text:span text:style-name="T196">klik op </text:span><text:span text:style-name="Strong_20_Emphasis"><text:span text:style-name="T197">Volgende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200">Bij </text:span><text:span text:style-name="Strong_20_Emphasis"><text:span text:style-name="T201">Gebruikers</text:span></text:span><text:span text:style-name="T200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2">V</text:span><text:span text:style-name="T200">ul in </text:span><text:span text:style-name="Strong_20_Emphasis"><text:span text:style-name="T203">Wat is je naam?</text:span></text:span><text:span text:style-name="T204"> &lt;</text:span><text:span text:style-name="T205">gebruiker&gt;</text:span><text:span text:style-name="T206">,</text:span><text:span text:style-name="Strong_20_Emphasis"><text:span text:style-name="T207"><text:line-break/></text:span></text:span><text:span text:style-name="Strong_20_Emphasis"><text:span text:style-name="T203">Welke naam wil je gebruiken om in te loggen?</text:span></text:span><text:span text:style-name="T208"> &lt;</text:span><text:span text:style-name="T209">gebruikers</text:span><text:span text:style-name="T205">naam&gt;</text:span><text:span text:style-name="T173">,</text:span><text:span text:style-name="Strong_20_Emphasis"><text:span text:style-name="T210"><text:line-break/></text:span></text:span><text:span text:style-name="Strong_20_Emphasis"><text:span text:style-name="T211">Wat is de </text:span></text:span><text:span text:style-name="Strong_20_Emphasis"><text:span text:style-name="T203">naam van deze </text:span></text:span><text:span text:style-name="Strong_20_Emphasis"><text:span text:style-name="T211">computer</text:span></text:span><text:span text:style-name="Strong_20_Emphasis"><text:span text:style-name="T212"> </text:span></text:span><text:span text:style-name="T213">&lt;</text:span><text:span text:style-name="T205">computernaam&gt;</text:span><text:span text:style-name="T204">,</text:span></text:p>
            <text:p text:style-name="P67"><text:span text:style-name="T208">v</text:span><text:span text:style-name="T204">ul </text:span><text:span text:style-name="T214">tweemaal het </text:span><text:span text:style-name="Strong_20_Emphasis"><text:span text:style-name="T215">wachtwoord</text:span></text:span><text:span text:style-name="T214"> </text:span><text:span text:style-name="T204">in</text:span><text:span text:style-name="T216"> </text:span><text:span text:style-name="T191">en klik op </text:span><text:span text:style-name="Strong_20_Emphasis"><text:span text:style-name="T217">Volgende</text:span></text:span><text:span text:style-name="T191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8">Installatie </text:span></text:span><text:span text:style-name="Strong_20_Emphasis"><text:span text:style-name="T219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20">Aanmelden als </text:span><text:span text:style-name="T60">&lt;</text:span><text:span text:style-name="T62">gebruike</text:span><text:span text:style-name="T63">r&gt;</text:span><text:span text:style-name="T175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1">☐</text:span></text:span></text:p>
          </table:table-cell>
          <table:table-cell table:style-name="_33_._5f_Installatie_5f_afronden.C3" office:value-type="string">
            <text:p text:style-name="P77"><text:span text:style-name="T222">Volg de welkomstschermen.</text:span><text:span text:style-name="T223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4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5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6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27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28"> </text:span><text:span text:style-name="Strong_20_Emphasis"><text:span text:style-name="T229">3</text:span></text:span><text:span text:style-name="T230"> </text:span><text:span text:style-name="T231">Installatie</text:span><text:span text:style-name="T232"> </text:span><text:span text:style-name="T233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4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20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5">E</text:span><text:span text:style-name="T236">v</text:span><text:span text:style-name="T237">en</text:span><text:span text:style-name="T238">t</text:span><text:span text:style-name="T239">uele </text:span><text:span text:style-name="T240">extra </text:span><text:span text:style-name="T71">gebruiker</text:span><text:span text:style-name="T240">s aanmelden </text:span><text:span text:style-name="T241">en dezelfde stappen uitvoeren</text:span><text:span text:style-name="T242">.</text:span></text:p></text:note-body></text:note></text:span><text:span text:style-name="T220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3">Volg de welkomstschermen.</text:span><text:span text:style-name="T244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6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28"> </text:span><text:span text:style-name="Strong_20_Emphasis"><text:span text:style-name="T229">4</text:span></text:span><text:span text:style-name="T230"> </text:span><text:span text:style-name="T247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48">E</text:span><text:span text:style-name="T249">inde c</text:span><text:span text:style-name="T250">hecklist, </text:span><text:span text:style-name="T251">d</text:span><text:span text:style-name="T250">e</text:span><text:span text:style-name="T252"> installatie van </text:span><text:span text:style-name="T252"><text:user-field-get text:name="Distro">Debian</text:user-field-get></text:span><text:span text:style-name="T119"><text:s/></text:span><text:span text:style-name="T120">Des</text:span><text:span text:style-name="T253">k</text:span><text:span text:style-name="T120">top</text:span><text:span text:style-name="T121"> </text:span><text:span text:style-name="T252">is voltooid.</text:span></text:p>
      <text:p text:style-name="P105"/>
      <text:list text:style-name="L2">
        <text:list-header>
          <text:p text:style-name="P106"><text:span text:style-name="T254">Geschreven door </text:span><text:a xlink:type="simple" xlink:href="mailto:info@karelzimmer.nl?subject=Checklist%20installatie%20Linux" text:style-name="Internet_20_link" text:visited-style-name="Visited_20_Internet_20_Link"><text:span text:style-name="T255">Karel Zimmer</text:span></text:a><text:span text:style-name="T256">.</text:span></text:p>
          <text:p text:style-name="P107"><text:span text:style-name="T257">Licentie </text:span><text:span text:style-name="T256">C</text:span><text:span text:style-name="T258">C0</text:span><text:span text:style-name="T256"> 1.0 </text:span><text:span text:style-name="T259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9"><text:s/></text:span><text:span text:style-name="T259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12T14:09:17.715534651">12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14:09:17.613645704</dc:date>
    <meta:keyword>Installatie</meta:keyword>
    <meta:keyword>Checklist</meta:keyword>
    <meta:keyword>Linux</meta:keyword>
    <meta:editing-cycles>7173</meta:editing-cycles>
    <meta:editing-duration>P13DT4H42M57S</meta:editing-duration>
    <meta:print-date>2025-02-26T16:34:17.960837243</meta:print-date>
    <dc:creator>Karel Zimmer</dc:creator>
    <meta:document-statistic meta:table-count="4" meta:image-count="2" meta:object-count="0" meta:page-count="4" meta:paragraph-count="99" meta:word-count="593" meta:character-count="3957" meta:non-whitespace-character-count="3438"/>
    <meta:user-defined meta:name="Info 1"/>
    <meta:user-defined meta:name="Info 2"/>
    <meta:user-defined meta:name="Info 3"/>
    <meta:user-defined meta:name="Info 4"/>
  </office:meta>
</office:document-meta>
</file>